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5f573" style:font-style-asian="italic" style:font-style-complex="italic"/>
    </style:style>
    <style:style style:name="T3" style:family="text">
      <style:text-properties fo:font-style="italic" officeooo:rsid="00178167" style:font-style-asian="italic" style:font-style-complex="italic"/>
    </style:style>
    <style:style style:name="T4" style:family="text">
      <style:text-properties fo:font-style="italic" officeooo:rsid="001adb0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5f573" style:font-style-asian="normal" style:font-style-complex="normal"/>
    </style:style>
    <style:style style:name="T7" style:family="text">
      <style:text-properties fo:font-style="normal" officeooo:rsid="00178167" style:font-style-asian="normal" style:font-style-complex="normal"/>
    </style:style>
    <style:style style:name="T8" style:family="text">
      <style:text-properties officeooo:rsid="0015b505"/>
    </style:style>
    <style:style style:name="T9" style:family="text">
      <style:text-properties officeooo:rsid="0015f573"/>
    </style:style>
    <style:style style:name="T10" style:family="text">
      <style:text-properties officeooo:rsid="00178167"/>
    </style:style>
    <style:style style:name="T11" style:family="text">
      <style:text-properties officeooo:rsid="001adb0c"/>
    </style:style>
    <style:style style:name="T12" style:family="text">
      <style:text-properties officeooo:rsid="001c9c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5">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the slippery character of Hague, who had left the city and was rumored to be back in England attempting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5">, 2 vols. (Washington, D.C., 1897), I, 552-55, 564. See also Joanne Loewe Neel, </text:span><text:span text:style-name="T1">Phineas Bond</text:span><text:span text:style-name="T5">: </text:span><text:span text:style-name="T1">A Study in Anglo-American Relations</text:span><text:span text:style-name="T5">,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ucceed.”<text:note text:id="ftn2" text:note-class="footnote"><text:note-citation>2</text:note-citation><text:note-body><text:p text:style-name="P11">The Statutes at Large of Pennsylvania from 1682 to 1801, 16 vols.<text:span text:style-name="T5">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o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text:soft-page-break/>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o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5">(Baltimore, 1979), 273-96; E. James Ferguson, </text:span><text:span text:style-name="T1">The Power of the Purser</text:span><text:span text:style-name="T5">: </text:span><text:span text:style-name="T1">A History of American Public Finance</text:span><text:span text:style-name="T5">,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5">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5"><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 <text:span text:style-name="T8">realized that habit and structural economic patterns originating in colonial relationships fostered dependence on European imports and hindered the young nation's technological development. Revolutionary calls for cutting off all connections to the Old World were contradicted by the recognition that for all the patriotic pride and talk of self-sufficiency, the United States had to emulate European discoveries. Just before he called for severing all ties with Europe, David Rittenhouse praised the value of scientific discoveries made “by our Philosophic brethren in Europe.” Americans admitted that much of their knowledge if their geographical surroundings was acquired “at the great expence of the British Government.” Deane toured British </text:span><text:soft-page-break/><text:span text:style-name="T8">factories in the aftermath of the Revolutionary War to learn “their late, &amp; new inventions, &amp; machines of various kinds.” The American Philosophical Society, a staunchly patriotic organization, asked clockmaker Owen Biddle in 1781 to give a “historical sketch on those capital inventions and discoveries, which have led to all the subsequent improvements in useful knowledge.” Biddle complied with an oration that emphasized the international nature of the accumulation of technical knowledge. He argued that “discoveries have succeeded each other, by a flow and gradual advancement, and that one invention is linked in with and leads to many others which are remote and unforeseen.” The meaning of Biddle's words to the flagship of American Intellectual life was clear. Political separation must not be followed by intellectual isolationism.</text:span><text:span text:style-name="T8"><text:note text:id="ftn8" text:note-class="footnote"><text:note-citation>8</text:note-citation><text:note-body><text:p text:style-name="Footnote"/></text:note-body></text:note></text:span></text:p>
      <text:p text:style-name="P12"/>
      <text:p text:style-name="P15"><text:tab/><text:span text:style-name="T9">The anti-British rhetoric of the postrevolutionary era went hand in hand with calls to industrialize. Patriots warned that if the new republic remained dependent on imports from the British empire, the political success of the Revolution would be rendered hollow. Writers bemoaned the “general prevalence of luxury and dissipation, and the cay of public virtue among us,” and proposed to break America's dependency on English products by establishing home manufacturing. American addiction to British manufactures meant, wrote Hugh Williamson, that “we have expended more money since the peace than we have gained.” “Cease to import Goods from that imperious, insolent, debauched and intriguing Kingdom of </text:span><text:span text:style-name="T2">Great Britain,” </text:span><text:span text:style-name="T6">cried the </text:span><text:span text:style-name="T2">Boston Gazette</text:span><text:span text:style-name="T6">. “Abstain </text:span><text:span text:style-name="T7">from British luxury, extravagance, and dissipation, or </text:span><text:span text:style-name="T3">you are an </text:span><text:span text:style-name="T7">UNDONE PEOPLE</text:span><text:span text:style-name="T3">.” </text:span><text:span text:style-name="T7">In this context, respect for Britain's intellectual property laws was out of the question. “If we intended to maintain our independence we must try to counteract their machinations” to prevent the dissemination of industrial technology, and appropriate the necessary technology for American industrial development. The emerging consensus was best expressed by an anonymous writer who declare that political independence would not be truly secure until Americans could replace British import with American manufactured goods.</text:span><text:span text:style-name="T7"><text:note text:id="ftn9" text:note-class="footnote"><text:note-citation>9</text:note-citation><text:note-body><text:p text:style-name="Footnote"/></text:note-body></text:note></text:span></text:p>
      <text:p text:style-name="P4"/>
      <text:p text:style-name="P4"><text:tab/><text:span text:style-name="T10">Independence was thus fallowed by calls for disseminating European industrial technology, the export of which was prohibited. Benjamin Rush openly celebrated the successful appropriation of a “machine lately brought into this city for lessening the expence of time and hands in spinning.” Robert Bell published in the midst of the Revolutionary War a collection of practical information drawn from European sources regarding various technical issues related to agriculture and manufacturing. Local newspapers followed suit, publishing technical information about British machinery. Philadelphia political economist Mathew Carey argued that these technical description were being disseminated for patriotic reasons. Publishers hoped to “induce some patriotic persons to undertake a line of manufacture so likely to be of essential benefit to the country.” Ambivalence about the morality of appropriating the fruits of the intellectual efforts of foreigners was nowhere to be fount. As the </text:span><text:span text:style-name="T4">Pennsylvania Gazette </text:span><text:span text:style-name="T11">declared, “Machines appear to be objects of immense consequence to this country.” It was thus the new republic's right to “borrow of Europe their inventions.”</text:span><text:span text:style-name="T11"><text:note text:id="ftn0" text:note-class="footnote"><text:note-citation>10</text:note-citation><text:note-body><text:p text:style-name="Footnote"/></text:note-body></text:note></text:span></text:p>
      <text:p text:style-name="P4"/>
      <text:p text:style-name="P4"><text:span text:style-name="T11"><text:tab/>James Watt's improvement of the steam engine, in particular, fired up the American imagination. Audiences received their first full description of Watt's new engine in the July 1788 issue of the </text:span><text:span text:style-name="T4">Columbian Magazine. </text:span><text:span text:style-name="T12">The first steam engine, developed by Thomas Newcomen in 1705, was wasteful of energy and its main application in England, pumping water out of coal for energy. Watt's initial innovation, developed in 1768 and patented the following year, fount a more efficient and more </text:span><text:soft-page-break/><text:span text:style-name="T12">powerful way to address the problem of water in mines. After Watt successfully converted the energy from the steam engine to a rotary motion, Richard Arkwright and his assignees bought Boulton and Watt steam engines to run cotton spinning machinery in Manchester. The introduction of steam power sharply lowered the cost of spinning cotton into yarn and weaving yarn into fabric. The adaptation of the steam engine to other industries had the potential to dramatically increase the production capacity of North American industries, which were heavily dependent on human and animal energy. Deane reported that the new steam technology enabled English manufacturers to produce cheaper products despite the high cost of labor, and he offered, if given sufficient reward, to introduce the steam engine into the Unites States. James Rumsey and John Fitch set out in the second half of the 1780s to apply a steam engine to marine transportation. Fitch enlisted English immigrants to try and duplicate the Watt engine in America. Although several leading Americans lent their financial support to his cause, Fitch failed to produce an economically viable steamboat because he insisted on using American-made rather than British-made engines, while Rumsey spent several years in Britain and France consulting various engineers but never succeeded in building a boat.</text:span><text:span text:style-name="T12"><text:note text:id="ftn10" text:note-class="footnote"><text:note-citation>11</text:note-citation><text:note-body><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6DT5H4M24S</meta:editing-duration>
    <meta:editing-cycles>20</meta:editing-cycles>
    <meta:generator>LibreOffice/4.1.0.4$Linux_X86_64 LibreOffice_project/410m0$Build-4</meta:generator>
    <dc:date>2014-05-28T13:28:06.691525630</dc:date>
    <dc:creator>Guillermo Lengemann</dc:creator>
    <meta:document-statistic meta:table-count="0" meta:image-count="0" meta:object-count="0" meta:page-count="6" meta:paragraph-count="26" meta:word-count="3091" meta:character-count="20635" meta:non-whitespace-character-count="17562"/>
  </office:meta>
</office:document-meta>
</file>